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ableEle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TableElementImpl.setCellSpacing( String cellSpac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deleteCa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TableElementImpl.getCellPad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TableElementImpl.setSummary( String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deleteRow(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TMLTableElementImpl.getCellSp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insertRowX( int index , HTMLTableRowElementImpl newRo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MLTableElementImpl.getBg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getTH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TableElementImpl.getTFoo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TableElementImpl.createCa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TableElementImpl.setTHead( HTMLTableSectionElement tHea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TableElementImpl.HTMLTable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createT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TableElementImpl.setRules( String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setCaption( HTMLTableCaptionElement ca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TableElementImpl.get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getCap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TableElementImpl.setTFoot( HTMLTableSectionElement tFoo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TableElementImpl.setCellPadding( String cellPad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insertRow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TableElementImpl.get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setBgColor( String bg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get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Table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get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getTBod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TableElementImpl.deleteTF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TableElementImpl.createTF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TableElementImpl.setFrame( String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get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deleteT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Table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ElementImpl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